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mpen mit mehr als RGB(W)-Chip:</text:p>
      <text:p text:style-name="Standard"/>
      <text:p text:style-name="P1">ML</text:p>
      <text:p text:style-name="Standard">Clay Paky K-Eye – red green blue amber cyan lime 750</text:p>
      <text:p text:style-name="Standard"/>
      <text:p text:style-name="Standard">Elation Platinum Seven – red green blue white amber cyan ultraviolet 600</text:p>
      <text:p text:style-name="Standard"/>
      <text:p text:style-name="Standard">Robe DL7F Wash – red <text:s/>green <text:s/>blue amber yellow lightgreen congoblue <text:s/>800</text:p>
      <text:p text:style-name="Standard"/>
      <text:p text:style-name="Standard">(JB-Lighting Sparx 18 (30) – RGBY (Wash/Beam) 1300)? </text:p>
      <text:p text:style-name="Standard"/>
      <text:p text:style-name="Standard"/>
      <text:p text:style-name="P1">Statisches Licht</text:p>
      <text:p text:style-name="Standard">Litecraft HELD FLC Profile – red green blue amber lime 230</text:p>
      <text:p text:style-name="Standard"/>
      <text:p text:style-name="Standard">ETC Source Four CE LED Series 2 – reed green blue amber cyan lime indigo sehr verbreitet</text:p>
      <text:p text:style-name="Standard"/>
      <text:p text:style-name="Standard"/>
      <text:p text:style-name="P1">Referenz</text:p>
      <text:p text:style-name="Standard">Martin MAC Encore Wash WRM / CLD State of the Art</text:p>
      <text:p text:style-name="Standard"/>
      <text:p text:style-name="P2">GLP X4 RGBW günstiger Standard in der Veranstaltungsbranche <text:s/></text:p>
      <text:p text:style-name="P2"/>
      <text:p text:style-name="P2">Arri True Blue ST1 (tungsten)</text:p>
      <text:p text:style-name="P2">Arri True Blue D12 (daylight)</text:p>
      <text:p text:style-name="P1"/>
      <text:p text:style-name="P2">Scheinwerfer für Bühnenumgebung</text:p>
      <text:p text:style-name="P2">kriterien</text:p>
      <text:p text:style-name="P2"/>
      <text:list xml:id="list1903526788053204913" text:style-name="L1">
        <text:list-item>
          <text:p text:style-name="P3">TLCI</text:p>
        </text:list-item>
        <text:list-item>
          <text:p text:style-name="P3">lampe für realistischen Showbetrieb möglich</text:p>
        </text:list-item>
        <text:list-item>
          <text:p text:style-name="P3">HMI probleme beim reinweiß system</text:p>
        </text:list-item>
        <text:list-item>
          <text:p text:style-name="P3">löcher im spektrum</text:p>
        </text:list-item>
      </text:list>
      <text:p text:style-name="P2"/>
      <text:p text:style-name="P2"/>
      <text:p text:style-name="P2">critical reference flesh test chart</text:p>
      <text:p text:style-name="P2">flesh test chart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blauf der BA</text:p>
      <text:p text:style-name="P1"/>
      <text:p text:style-name="Standard">Anmeldung der BA</text:p>
      <text:p text:style-name="Standard"/>
      <text:p text:style-name="Standard">Gliederung</text:p>
      <text:p text:style-name="Standard"/>
      <text:p text:style-name="Standard">Was soll alles in der Einleitung stehen ?</text:p>
      <text:p text:style-name="Standard"/>
      <text:p text:style-name="Standard">Wie misst man ordentlich / wo misst man <text:s/>?</text:p>
      <text:p text:style-name="Standard"/>
      <text:p text:style-name="Standard">Welche Werte brauche ich?</text:p>
      <text:p text:style-name="Standard"/>
      <text:p text:style-name="Standard">Excel mit Werten Bauen</text:p>
      <text:p text:style-name="Standard"/>
      <text:p text:style-name="Standard">Welche Scheinwerfer ? Welche Kamera ? Welche 4 Personen?</text:p>
      <text:p text:style-name="Standard"/>
      <text:p text:style-name="Standard">Scheinwerfer angucken !!!!!</text:p>
      <text:p text:style-name="Standard"/>
      <text:p text:style-name="Standard">Probe-Messungen ausprobieren + auswerten</text:p>
      <text:p text:style-name="Standard"/>
      <text:p text:style-name="Standard">was kann man besser machen bei Hauptmessung </text:p>
      <text:p text:style-name="Standard"/>
      <text:p text:style-name="Standard"/>
      <text:p text:style-name="Standard"/>
      <text:p text:style-name="Standard"/>
      <text:p text:style-name="Standard">Hauptmessung</text:p>
      <text:p text:style-name="Standard"/>
      <text:p text:style-name="Standard">Auswertung</text:p>
      <text:p text:style-name="Standard"/>
      <text:p text:style-name="Standard"/>
      <text:p text:style-name="Standard"/>
      <text:p text:style-name="Standard"/>
      <text:p text:style-name="Standard">Drucken und Binden der BA</text:p>
      <text:p text:style-name="Standard"/>
      <text:p text:style-name="Standard">BA Abgab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truktur</text:p>
      <text:p text:style-name="Standard">Leuchtmittel</text:p>
      <text:p text:style-name="Standard">C:\Users\Matthias Held\Dropbox\aktuelle Projekte\mo2_Seminare\Seminar theKEYtoLIGHT\Seminar Blanco DEU</text:p>
      <text:p text:style-name="Standard"/>
      <text:p text:style-name="Standard">V-Lambda-Kurve ?</text:p>
      <text:p text:style-name="Standard">CRI, nicht aussagefähig, weil nur ein Rotwert !</text:p>
      <text:p text:style-name="Standard">CQS, slebes Problem</text:p>
      <text:p text:style-name="Standard">TLCI</text:p>
      <text:p text:style-name="Standard">TM-30</text:p>
      <text:p text:style-name="Standard">Farbtemperatur</text:p>
      <text:p text:style-name="Standard"/>
      <text:p text:style-name="Standard">CIE Normvalenzensystem</text:p>
      <text:p text:style-name="Standard">CIE-Lab</text:p>
      <text:p text:style-name="Standard">CIE-Luv</text:p>
      <text:p text:style-name="Standard"/>
      <text:p text:style-name="Standard">Definition key light / Anspruch an key light als Führungslicht fürs TV</text:p>
      <text:p text:style-name="Standard"/>
      <text:p text:style-name="Standard">Beispiele mit Arri Tungsten / Arri Daylight</text:p>
      <text:p text:style-name="Standard"/>
      <text:p text:style-name="Standard">Messaufbau erklären</text:p>
      <text:p text:style-name="Standard">Messabstand ?</text:p>
      <text:p text:style-name="Standard">Messung mit welchen Messgerät ?</text:p>
      <text:p text:style-name="Standard"/>
      <text:p text:style-name="Standard">Wie viele Messungen pro Scheinwerfer ?</text:p>
      <text:p text:style-name="Standard">Welche Farbtemperaturen ? Feste Farbtemperaturen!</text:p>
      <text:p text:style-name="Standard">Dimmverhalten (mit Zoomeinstellungen) </text:p>
      <text:p text:style-name="Standard">(CCT angelehnt an der black body line ?)</text:p>
      <text:p text:style-name="Standard">(Größter Output ?)</text:p>
      <text:p text:style-name="Standard">(Bester Weißwert ?)</text:p>
      <text:p text:style-name="Standard">((Farbtemperatur konstant im Lichtkegel ?))</text:p>
      <text:p text:style-name="Standard">(Farbwiedergabe)</text:p>
      <text:p text:style-name="Standard">(Farborte)</text:p>
      <text:p text:style-name="Standard">Messen ins Licht / mit Mensch als Ziel</text:p>
      <text:p text:style-name="Standard"/>
      <text:p text:style-name="Standard">Messprotokolle erstellen</text:p>
      <text:p text:style-name="Standard"/>
      <text:p text:style-name="Standard">Master Excel mit Ergebnissen bauen</text:p>
      <text:p text:style-name="Standard">Kurven vergleichen</text:p>
      <text:p text:style-name="Standard">Bilder vergleichen </text:p>
      <text:p text:style-name="Standard">Interessante Werte aufzeigen</text:p>
      <text:p text:style-name="Standard">Vergleich zu den Referenzscheinwerfern</text:p>
      <text:p text:style-name="Standard"><text:s/></text:p>
      <text:p text:style-name="Standard">Bester Scheinwerfer</text:p>
      <text:p text:style-name="Standard">Schlechtester Scheinwerfer</text:p>
      <text:p text:style-name="Standard">Günstigste alternative</text:p>
      <text:p text:style-name="Standard"/>
      <text:p text:style-name="Standard">Aussicht in die Zukunft ?</text:p>
      <text:p text:style-name="Standard"/>
      <text:p text:style-name="Standard">Thesis beantworten</text:p>
      <text:p text:style-name="Standard"/>
      <text:p text:style-name="Standard">Messungen: 24 </text:p>
      <text:p text:style-name="Standard"><text:soft-page-break/>Helligkeit 25/50/75/100</text:p>
      <text:p text:style-name="Standard">Zoom 0/50/100</text:p>
      <text:p text:style-name="Standard">Farbtemperatur WW / CW</text:p>
      <text:p text:style-name="Standard"/>
      <text:p text:style-name="Standard">(CRI unrelevant) /TLCI /TM-30</text:p>
      <text:p text:style-name="Standard">Duv / (CIE1931?)/ CIE1976</text:p>
      <text:p text:style-name="Standard"/>
      <text:p text:style-name="Standard"/>
      <text:p text:style-name="Standard"/>
      <text:p text:style-name="Standard">needs</text:p>
      <text:p text:style-name="Standard"/>
      <text:p text:style-name="Standard">Kamera ?</text:p>
      <text:p text:style-name="Standard">Stativ ?</text:p>
      <text:p text:style-name="Standard">Graukarte für weißabgleich ?</text:p>
      <text:p text:style-name="Standard">Zettelaufsteller mit verschiedenen Farbtemperaturen usw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Weißlichtkombination aus RGBA wird mit den Schwankungen getestet. Probleme erkennbar:</text:p>
      <text:p text:style-name="Standard"><text:a xlink:type="simple" xlink:href="https://www.hindawi.com/journals/aoe/2010/437564/" text:style-name="Internet_20_link" text:visited-style-name="Visited_20_Internet_20_Link">https://www.hindawi.com/journals/aoe/2010/437564/</text:a></text:p>
      <text:p text:style-name="Standard"/>
      <text:p text:style-name="Standard">Welche Weißlichtkombination mit mehreren LED ist effizient und weiß ? PC-Simulation</text:p>
      <text:p text:style-name="Standard"><text:a xlink:type="simple" xlink:href="https://www.hindawi.com/journals/aoe/2010/596825/" text:style-name="Internet_20_link" text:visited-style-name="Visited_20_Internet_20_Link">https://www.hindawi.com/journals/aoe/2010/596825/</text:a></text:p>
      <text:p text:style-name="Standard"/>
      <text:p text:style-name="Standard">How LEDs produce white light</text:p>
      <text:p text:style-name="Standard"><text:a xlink:type="simple" xlink:href="http://www.photonstartechnology.com/learn/how_leds_produce_white_light" text:style-name="Internet_20_link" text:visited-style-name="Visited_20_Internet_20_Link">http://www.photonstartechnology.com/learn/how_leds_produce_white_light</text:a></text:p>
      <text:p text:style-name="Standard"/>
      <text:p text:style-name="Standard">How LEDs produce tunable white light</text:p>
      <text:p text:style-name="Standard"><text:a xlink:type="simple" xlink:href="http://www.photonstartechnology.com/learn/how_leds_produce_tunable_white_light" text:style-name="Internet_20_link" text:visited-style-name="Visited_20_Internet_20_Link">http://www.photonstartechnology.com/learn/how_leds_produce_tunable_white_light</text:a></text:p>
      <text:p text:style-name="Standard"/>
      <text:p text:style-name="Standard"/>
      <text:p text:style-name="Standard"><text:a xlink:type="simple" xlink:href="https://www.digikey.com/en/articles/techzone/2013/apr/defining-the-color-characteristics-of-white-leds" text:style-name="Internet_20_link" text:visited-style-name="Visited_20_Internet_20_Link">https://www.digikey.com/en/articles/techzone/2013/apr/defining-the-color-characteristics-of-white-leds</text:a></text:p>
      <text:p text:style-name="Standard"/>
      <text:p text:style-name="Standard"><text:a xlink:type="simple" xlink:href="http://www.mdpi.com/1424-8220/10/4/3961/htm" text:style-name="Internet_20_link" text:visited-style-name="Visited_20_Internet_20_Link">http://www.mdpi.com/1424-8220/10/4/3961/htm</text:a></text:p>
      <text:p text:style-name="Standard"/>
      <text:p text:style-name="Standard">TM-30</text:p>
      <text:p text:style-name="Standard"><text:a xlink:type="simple" xlink:href="https://www.tandfonline.com/doi/full/10.1080/15502724.2015.1092752" text:style-name="Internet_20_link" text:visited-style-name="Visited_20_Internet_20_Link">https://www.tandfonline.com/doi/full/10.1080/15502724.2015.1092752</text:a></text:p>
      <text:p text:style-name="Standard"/>
      <text:p text:style-name="Standard">TM-30</text:p>
      <text:p text:style-name="Standard"><text:a xlink:type="simple" xlink:href="https://www.energy.gov/sites/prod/files/2016/04/f30/tm-30_fact-sheet.pdf" text:style-name="Internet_20_link" text:visited-style-name="Visited_20_Internet_20_Link">https://www.energy.gov/sites/prod/files/2016/04/f30/tm-30_fact-sheet.pdf</text:a></text:p>
      <text:p text:style-name="Standard"/>
      <text:p text:style-name="Standard">TM-30</text:p>
      <text:p text:style-name="Standard"><text:a xlink:type="simple" xlink:href="https://www.energy.gov/eere/ssl/webinar-understanding-and-applying-tm-30-15" text:style-name="Internet_20_link" text:visited-style-name="Visited_20_Internet_20_Link">https://www.energy.gov/eere/ssl/webinar-understanding-and-applying-tm-30-15</text:a></text:p>
      <text:p text:style-name="Standard"/>
      <text:p text:style-name="Standard">TM-30</text:p>
      <text:p text:style-name="Standard"><text:a xlink:type="simple" xlink:href="https://www.energy.gov/sites/prod/files/2015/09/f26/tm30-intro-webinar_9-15-15.pdf" text:style-name="Internet_20_link" text:visited-style-name="Visited_20_Internet_20_Link">https://www.energy.gov/sites/prod/files/2015/09/f26/tm30-intro-webinar_9-15-15.pdf</text:a></text:p>
      <text:p text:style-name="Standard"/>
      <text:p text:style-name="Standard"/>
      <text:p text:style-name="Standard"/>
      <text:p text:style-name="Standard">Software um Bilder zu Vergleichen</text:p>
      <text:p text:style-name="Standard"><text:a xlink:type="simple" xlink:href="https://juxtapose.knightlab.com/" text:style-name="Internet_20_link" text:visited-style-name="Visited_20_Internet_20_Link">https://juxtapose.knightlab.com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 Versuche </text:p>
      <text:p text:style-name="Standard"/>
      <text:p text:style-name="Standard"/>
      <text:p text:style-name="Standard">Versuch 1: Lampen messen</text:p>
      <text:p text:style-name="Standard"/>
      <text:p text:style-name="Standard">gute Messbedingungen schaffen (gleicher Abstand usw.)</text:p>
      <text:p text:style-name="Standard"/>
      <text:p text:style-name="Standard">24 Werte pro Scheinwerfer messen (mit Hilfe 2)</text:p>
      <text:p text:style-name="Standard"/>
      <text:p text:style-name="Standard">Ablauf testen !!!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ersuch 2: Fotos</text:p>
      <text:p text:style-name="Standard"/>
      <text:p text:style-name="Standard">4 Hautfarben</text:p>
      <text:p text:style-name="Standard"/>
      <text:p text:style-name="Standard">hell / gelb / normal / dunkel</text:p>
      <text:p text:style-name="Standard"/>
      <text:p text:style-name="Standard">7 Fotos übereinanderlegbar pro Hautfarbe (mit Hilfe 2)</text:p>
      <text:p text:style-name="Standard"/>
      <text:p text:style-name="Standard">Personen müssen immer gleich im Bild aussehen / gucken (auf gegenstand bei kamera) (auf beiden seiten gibt es schilder mit den jeweiligen Infos Scheinwerfer / CCT/ Dim/ Zoom</text:p>
      <text:p text:style-name="Standard"/>
      <text:p text:style-name="Standard">Ablauf testen !!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Klassifikationen:</text:p>
      <text:p text:style-name="Standard"/>
      <text:p text:style-name="Standard">Multicolour LED-Arrays (LED-Multichip mit mehr als 4 Farben)</text:p>
      <text:p text:style-name="Standard">Pure white LED Engines (WW / CW)</text:p>
      <text:p text:style-name="Standard">LED-Multichip mit Standardfarben (RGBW) </text:p>
      <text:p text:style-name="Standard"/>
      <text:p text:style-name="Standard">Kriterien:</text:p>
      <text:p text:style-name="Standard">Licht für die Kamera / Fernsehen dort Bühnenumgebung</text:p>
      <text:p text:style-name="Standard">Licht auf verschiedenen Hauttönen </text:p>
      <text:p text:style-name="Standard"/>
      <text:p text:style-name="Standard"><text:soft-page-break/>Kann man Lampe für realistischen Show-Betrieb nutzen ?</text:p>
      <text:p text:style-name="Standard"><text:s/>Anforderung an Lampe : key light </text:p>
      <text:p text:style-name="Standard"><text:s/>- CCT stabil beim dimmen / zoomen <text:s/></text:p>
      <text:p text:style-name="Standard"><text:s/>- CCT folgt der black body line (geringer duv)</text:p>
      <text:p text:style-name="Standard"><text:s/>- Farbspektrum stabil beim dimmen / zoomen</text:p>
      <text:p text:style-name="Standard"><text:s/>- einen TLCI-Wert, der ein Kamerabild möglich macht ohne große Farbkorrekturen in der Kamera <text:s/></text:p>
      <text:p text:style-name="Standard"><text:s text:c="4"/>vornehmen zu müssen &gt;=85</text:p>
      <text:list xml:id="list333688871728425934" text:style-name="L2">
        <text:list-item>
          <text:p text:style-name="P5">Messwerte sind so nahe wie möglich an Referenzmesswerten dran (ohne dim)</text:p>
        </text:list-item>
        <text:list-item>
          <text:p text:style-name="P5">stabilität beim dimmen</text:p>
        </text:list-item>
        <text:list-item>
          <text:p text:style-name="P5">stabilität in einem lichtkegel</text:p>
        </text:list-item>
        <text:list-item>
          <text:p text:style-name="P5">stabiltät beim einschalten nach 10 min</text:p>
          <text:p text:style-name="P5"/>
        </text:list-item>
      </text:list>
      <text:list xml:id="list4677060906361789653" text:style-name="L3">
        <text:list-item>
          <text:p text:style-name="P6">bei 4 unterschiedlichen Hauttypen gibt es keine merkliche optische Unterscheidung zu den</text:p>
          <text:p text:style-name="P6">tungsten / <text:s text:c="2"/>daylightscheinwerfern</text:p>
        </text:list-item>
      </text:list>
      <text:p text:style-name="Standard"/>
      <text:p text:style-name="Standard"/>
      <text:p text:style-name="Standard">Regeln für die Messung:</text:p>
      <text:p text:style-name="Standard"/>
      <text:list xml:id="list919384684943683837" text:style-name="L4">
        <text:list-item>
          <text:p text:style-name="P7">fester Abstand, auf dem scheinwerfer nicht zu hell , noch zu dunkel</text:p>
        </text:list-item>
        <text:list-item>
          <text:p text:style-name="P7">keine Sondermodi erlaubt </text:p>
        </text:list-item>
        <text:list-item>
          <text:p text:style-name="P7">CCT wird über CTC Funktion eingestellt (Messwert) / Farbpreset?</text:p>
        </text:list-item>
        <text:list-item>
          <text:p text:style-name="P7">keine Green Correction erlaubt</text:p>
        </text:list-item>
        <text:list-item>
          <text:p text:style-name="P7">keine Blendenschieber erlaub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liederung</text:p>
      <text:p text:style-name="Standard"/>
      <text:p text:style-name="Standard">Einleitung <text:s/>mit Recherch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as Held</meta:initial-creator>
    <meta:creation-date>2018-04-04T11:48:36.84</meta:creation-date>
    <dc:date>2018-04-18T17:36:05.23</dc:date>
    <dc:creator>Matthias Held</dc:creator>
    <meta:editing-duration>P1DT20H8M56S</meta:editing-duration>
    <meta:editing-cycles>12</meta:editing-cycles>
    <meta:generator>OpenOffice/4.1.5$Win32 OpenOffice.org_project/415m1$Build-9789</meta:generator>
    <meta:document-statistic meta:table-count="0" meta:image-count="0" meta:object-count="0" meta:page-count="8" meta:paragraph-count="146" meta:word-count="668" meta:character-count="5060"/>
  </office:meta>
</office:document-meta>
</file>